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itle">⚡ CRYPTO SCALP SCANNER</text:p>
      <text:p text:style-name="Subtitle">Complete User Guide &amp; Reference — v2.4.0</text:p>
      <text:p text:style-name="Body"/>
      <text:p text:style-name="Body">▸ Real-time Binance scanner for sub-$1 coins with multi-indicator scoring</text:p>
      <text:p text:style-name="Body">▸ Live trading with market BUY, OCO stop-loss, and WebSocket real-time prices</text:p>
      <text:p text:style-name="Body">▸ Trade Safety System — 5 individually toggleable protection rules</text:p>
      <text:p text:style-name="Body">▸ PRE-BREAKOUT signal — early detection before price spikes</text:p>
      <text:p text:style-name="Body">▸ Signal Audit Log — full CSV logging for analysis and improvement</text:p>
      <text:p text:style-name="Body">▸ Multi-channel alerts: Sound · Desktop · Telegram · WhatsApp</text:p>
      <text:p text:style-name="Body">▸ Runs on Linux · Windows · macOS</text:p>
      <text:p text:style-name="Body"/>
      <text:p text:style-name="Heading1">Table of Contents</text:p>
      <text:p text:style-name="Body">1. Installation</text:p>
      <text:p text:style-name="Body">2. Tab 1 — Scanner</text:p>
      <text:p text:style-name="Body">3. Tab 2 — Top Picks</text:p>
      <text:p text:style-name="Body">4. Tab 3 — Config</text:p>
      <text:p text:style-name="Body">5. Tab 4 — Alerts</text:p>
      <text:p text:style-name="Body">6. Tab 5 — Trades</text:p>
      <text:p text:style-name="Body">7. Live Trading</text:p>
      <text:p text:style-name="Body">8. Trade Safety System  [NEW v2.2]</text:p>
      <text:p text:style-name="Body">9. PRE-BREAKOUT Signal  [NEW v2.2]</text:p>
      <text:p text:style-name="Body">10. WebSocket Live Prices  [NEW v2.2]</text:p>
      <text:p text:style-name="Body">11. Signal Audit Log  [NEW v2.2]</text:p>
      <text:p text:style-name="Body">12. How Scoring Works</text:p>
      <text:p text:style-name="Body">13. Full Workflow Example</text:p>
      <text:p text:style-name="Body">14. Keyboard &amp; Mouse Shortcuts</text:p>
      <text:p text:style-name="Body"/>
      <text:p text:style-name="Heading1">1 — Installation</text:p>
      <text:p text:style-name="Heading2">Step 1: Install Python dependencies</text:p>
      <text:p text:style-name="Code">pip install PyQt6 requests websocket-client</text:p>
      <text:p text:style-name="Body">On Arch/CachyOS, add --break-system-packages to the pip command.</text:p>
      <text:p text:style-name="Body"/>
      <text:p text:style-name="Heading2">Step 2: Run the application</text:p>
      <text:p text:style-name="Code">python crypto_scanner.py</text:p>
      <text:p text:style-name="Body"/>
      <text:p text:style-name="Heading2">Step 3: Or build a standalone binary</text:p>
      <text:p text:style-name="Code">./build.sh</text:p>
      <text:p text:style-name="Body">Installs to ~/.local/bin/crypto_scanner and registers in app menu under Finance.</text:p>
      <text:p text:style-name="Body"/>
      <text:p text:style-name="Note">💡 No API key needed for scanning. API keys are only required for placing live trades.</text:p>
      <text:p text:style-name="Body"/>
      <text:p text:style-name="Heading1">2 — Tab 1: Scanner</text:p>
      <text:p text:style-name="Body">The Scanner table is the engine room. A scan runs automatically every 30 seconds. Hit ⚡ for an immediate scan.</text:p>
      <text:p text:style-name="Body"/>
      <text:p text:style-name="Heading2">Signal Badges</text:p>
      <text:p text:style-name="Body">PRE-BREAKOUT (orange) — early warning before a price spike</text:p>
      <text:p text:style-name="Body">STRONG BUY (green) — all indicators aligned for a long</text:p>
      <text:p text:style-name="Body">BUY (green) — majority of indicators favour long</text:p>
      <text:p text:style-name="Body">NEUTRAL — no clear edge, skip this coin</text:p>
      <text:p text:style-name="Body">STRONG SELL / SELL (red) — indicators favour selling</text:p>
      <text:p text:style-name="Body"/>
      <text:p text:style-name="Heading2">Column Reference</text:p>
      <text:p text:style-name="Body">  # — Rank by signal + potential</text:p>
      <text:p text:style-name="Body">  SYMBOL — Trading pair name</text:p>
      <text:p text:style-name="Body">  PRICE — Current price updated via WebSocket</text:p>
      <text:p text:style-name="Body">  24H% — 24-hour price change — green up, red down</text:p>
      <text:p text:style-name="Body">  RSI — 14-period Relative Strength Index</text:p>
      <text:p text:style-name="Body">  STRSI — Stochastic RSI — faster oscillator</text:p>
      <text:p text:style-name="Body">  MACD — Histogram — ▲ rising (bullish) / ▼ falling (bearish)</text:p>
      <text:p text:style-name="Body">  BB% — Bollinger Band position — 0%=bottom, 100%=top</text:p>
      <text:p text:style-name="Body">  VOL 24H — 24-hour volume in USDT</text:p>
      <text:p text:style-name="Body">  SIGNAL — Confluence signal badge</text:p>
      <text:p text:style-name="Body">  POT% — Estimated profit potential to resistance</text:p>
      <text:p text:style-name="Body">  EXP% — Expected price move based on ATR + BB width</text:p>
      <text:p text:style-name="Body">  L/S — Long score / Short score</text:p>
      <text:p text:style-name="Body">  PATTERN — Detected candlestick pattern</text:p>
      <text:p text:style-name="Body">  CHART — Live sparkline mini-chart</text:p>
      <text:p text:style-name="Body">  AGE — How long current signal has been active</text:p>
      <text:p text:style-name="Body">  CONF — Consecutive scans at same signal</text:p>
      <text:p text:style-name="Body">  1H — 1-hour trend direction ↑↓→</text:p>
      <text:p text:style-name="Body"/>
      <text:p text:style-name="Heading2">Right-click Menu</text:p>
      <text:list>
        <text:list-item>
          <text:p text:style-name="Body">📈 BUY {coin} — open a buy trade (requires API key)</text:p>
        </text:list-item>
        <text:list-item>
          <text:p text:style-name="Body">📉 SELL (coming soon — margin trading)</text:p>
        </text:list-item>
        <text:list-item>
          <text:p text:style-name="Body">🔍 View Details — full indicator breakdown popup</text:p>
        </text:list-item>
        <text:list-item>
          <text:p text:style-name="Body">🌐 Open on Binance — 5m chart in browser</text:p>
        </text:list-item>
        <text:list-item>
          <text:p text:style-name="Body">📊 Open on TradingView — local TradingView app</text:p>
        </text:list-item>
      </text:list>
      <text:p text:style-name="Body"/>
      <text:p text:style-name="Heading1">3 — Tab 2: Top Picks</text:p>
      <text:p text:style-name="Body">Top Picks shows the best coins from the last scan as cards, grouped into three sections:</text:p>
      <text:p text:style-name="Body"/>
      <text:p text:style-name="Body">⚡ PRE-BREAKOUT — coins coiling before a potential spike (orange)</text:p>
      <text:p text:style-name="Body">🟢 LONG CANDIDATES — STRONG BUY and BUY signals</text:p>
      <text:p text:style-name="Body">🔴 SHORT CANDIDATES — STRONG SELL and SELL signals</text:p>
      <text:p text:style-name="Body"/>
      <text:p text:style-name="Body">Each card shows: entry price, SL, TP1, TP2, R/R ratio, and key indicators.</text:p>
      <text:p text:style-name="Body"/>
      <text:p text:style-name="Heading1">4 — Tab 3: Config</text:p>
      <text:p text:style-name="Body">The Config tab is arranged in a 2-column grid. Settings save automatically on app close.</text:p>
      <text:p text:style-name="Body"/>
      <text:p text:style-name="Heading2">SCAN FILTERS</text:p>
      <text:p text:style-name="Body">  Max Price ($) (default: $1.00) — Only scan coins below this price</text:p>
      <text:p text:style-name="Body">  Min Volume (USDT) (default: $1,000,000) — Minimum 24h volume for liquidity</text:p>
      <text:p text:style-name="Body">  Interval (default: 5m) — Candle timeframe — 5m optimal for scalping</text:p>
      <text:p text:style-name="Body">  Top N Coins (default: 30) — How many coins to analyse per scan</text:p>
      <text:p text:style-name="Body">  Top Picks to show (default: 5) — Max cards per section in Top Picks</text:p>
      <text:p text:style-name="Body">  Candles to Fetch (default: 50) — Lookback window for indicator calculation</text:p>
      <text:p text:style-name="Body"/>
      <text:p text:style-name="Heading2">RISK MANAGEMENT</text:p>
      <text:p text:style-name="Body">  Stop Loss % (default: 3%) — Default SL distance from entry</text:p>
      <text:p text:style-name="Body">  Take Profit % (default: 5%) — Default TP1 — R/R = TP÷SL</text:p>
      <text:p text:style-name="Body">  TP2 % (extended) (default: 10%) — Extended target for runners</text:p>
      <text:p text:style-name="Body">  R/R Ratio (default: auto) — Calculated live, read-only display</text:p>
      <text:p text:style-name="Body"/>
      <text:p text:style-name="Heading2">TRADE SAFETY  [NEW in v2.2]</text:p>
      <text:p text:style-name="Body">Each rule has its own checkbox — enable or disable individually.</text:p>
      <text:p text:style-name="Body">  Signal must hold 2+ scans (default: ON) — Signal must appear on 2 consecutive scans. Eliminates 40-50% of false entries.</text:p>
      <text:p text:style-name="Body">  Skip if BTC dropping &gt; 2% (default: ON) — 80% of altcoins follow BTC down regardless of their own signals.</text:p>
      <text:p text:style-name="Body">  Skip if coin down &gt; 5% in 24h (default: ON) — Avoids entering coins already in a downtrend.</text:p>
      <text:p text:style-name="Body">  Max open trades (3) (default: ON) — Hard limit on concurrent positions — prevents overexposure.</text:p>
      <text:p text:style-name="Body">  Daily loss limit ($100) (default: ON) — Circuit breaker — stops all trading if daily losses exceed threshold.</text:p>
      <text:p text:style-name="Body"/>
      <text:p text:style-name="Note">💡 When a safety rule blocks a trade, a dialog explains why and offers an override option. You are always in control.</text:p>
      <text:p text:style-name="Body"/>
      <text:p text:style-name="Heading2">BINANCE API</text:p>
      <text:p text:style-name="Body">Enter your API key and secret here. Start with Testnet mode enabled.</text:p>
      <text:p text:style-name="Body">Required permissions: Enable Reading + Enable Spot Trading only.</text:p>
      <text:p text:style-name="Body">Always restrict API key to your IP address. Never enable withdrawals.</text:p>
      <text:p text:style-name="Body"/>
      <text:p text:style-name="Heading1">5 — Tab 4: Alerts</text:p>
      <text:p text:style-name="Body">The Alerts tab has two sub-tabs: Alerts (history) and Settings.</text:p>
      <text:p text:style-name="Body"/>
      <text:p text:style-name="Heading2">📋 Alerts Sub-tab — Alert History</text:p>
      <text:p text:style-name="Body">Shows all fired alerts in a table with the same look as the Trades tab.</text:p>
      <text:list>
        <text:list-item>
          <text:p text:style-name="Body">Columns: TIME, SYMBOL, SIGNAL, DETAILS, PRICE</text:p>
        </text:list-item>
        <text:list-item>
          <text:p text:style-name="Body">Latest alert always at top — newest first</text:p>
        </text:list-item>
        <text:list-item>
          <text:p text:style-name="Body">Last 20 alerts saved and restored between app restarts</text:p>
        </text:list-item>
        <text:list-item>
          <text:p text:style-name="Body">Count badge on tab updates live: Alerts (5)</text:p>
        </text:list-item>
        <text:list-item>
          <text:p text:style-name="Body">Auto-switches to this tab when a new alert fires</text:p>
        </text:list-item>
        <text:list-item>
          <text:p text:style-name="Body">Clear Log button to reset history</text:p>
        </text:list-item>
      </text:list>
      <text:p text:style-name="Body"/>
      <text:p text:style-name="Heading2">⚙ Settings Sub-tab — Alert Filters</text:p>
      <text:p text:style-name="Body">Two-column layout: filters on the left, notification channels on the right.</text:p>
      <text:p text:style-name="Body"/>
      <text:p text:style-name="Heading3">Filter Settings</text:p>
      <text:p text:style-name="Body">  Scan interval (default: 30s) — How often the background scan runs</text:p>
      <text:p text:style-name="Body">  Minimum signal (default: STRONG BUY) — Only alert for this signal or stronger</text:p>
      <text:p text:style-name="Body">  Min Potential % (default: 40%) — Only alert if POT% meets threshold</text:p>
      <text:p text:style-name="Body">  Min Exp Move % (default: 3%) — Only alert if expected move is significant</text:p>
      <text:p text:style-name="Body">  Max RSI (default: 70) — Skip overbought coins</text:p>
      <text:p text:style-name="Body">  Max BB% (default: 80%) — Skip coins near top of Bollinger Band</text:p>
      <text:p text:style-name="Body">  Min ADR % (default: 0.5%) — Skip flat coins with tiny avg candle range</text:p>
      <text:p text:style-name="Body">  Min Vol Ratio [v2.3] (default: 0.8x) — Biggest fix — blocks 70-80% of false alerts</text:p>
      <text:p text:style-name="Body">  Block Downtrend [v2.3] (default: ON) — Skip alerts when pattern shows Downtrend</text:p>
      <text:p text:style-name="Body">  Post-spike cooldown [v2.3] (default: ON 15%) — Coin spiked &gt;15% in 3h → silence for 2 hours</text:p>
      <text:p text:style-name="Body">  Require MACD rising [v2.3] (default: OFF) — Optional — only alert if momentum building</text:p>
      <text:p text:style-name="Body">  Per-coin cooldown [v2.3] (default: 30 min) — ROBO: 82 alerts per day → 2 after this fix</text:p>
      <text:p text:style-name="Body">  Require volume spike (default: Off) — Only alert if volume is 2x+ average</text:p>
      <text:p text:style-name="Body"/>
      <text:p text:style-name="Heading3">Notification Channels</text:p>
      <text:list>
        <text:list-item>
          <text:p text:style-name="Body">🔊 Sound alert — ascending beep = BUY, descending = SELL, 3-tone = PRE-BREAKOUT</text:p>
        </text:list-item>
        <text:list-item>
          <text:p text:style-name="Body">🖥 Desktop notification — via notify-send</text:p>
        </text:list-item>
        <text:list-item>
          <text:p text:style-name="Body">✈️ Telegram bot — requires Bot Token + Chat ID</text:p>
        </text:list-item>
        <text:list-item>
          <text:p text:style-name="Body">📱 WhatsApp — via PicoClaw integration</text:p>
        </text:list-item>
      </text:list>
      <text:p text:style-name="Body"/>
      <text:p text:style-name="Heading1">6 — Tab 5: Trades</text:p>
      <text:p text:style-name="Body">All trades persist between sessions. Live P&amp;L updates via WebSocket in real-time.</text:p>
      <text:p text:style-name="Body"/>
      <text:p text:style-name="Heading2">Opening a Trade</text:p>
      <text:p text:style-name="Body">1. Find STRONG BUY signal in Scanner tab</text:p>
      <text:p text:style-name="Body">2. Right-click → BUY {coin}</text:p>
      <text:p text:style-name="Body">3. Trade dialog opens with pre-filled entry, SL, TP</text:p>
      <text:p text:style-name="Body">4. Use 25/50/75/100% quick-fill buttons for USDT amount</text:p>
      <text:p text:style-name="Body">5. Confirm → market BUY placed on Binance → OCO stop-loss placed automatically</text:p>
      <text:p text:style-name="Body"/>
      <text:p text:style-name="Heading2">Closing a Trade</text:p>
      <text:p text:style-name="Body">Auto-close: WebSocket detects TP hit → market SELL in milliseconds</text:p>
      <text:p text:style-name="Body">Manual close: Right-click trade → Close → confirm at current price</text:p>
      <text:p text:style-name="Body">The app cancels OCO and places market SELL on Binance</text:p>
      <text:p text:style-name="Body"/>
      <text:p text:style-name="Heading2">OCO Stop-Loss Protection</text:p>
      <text:p text:style-name="Warn">⚡ Your stop-loss lives on Binance's servers. It fires even if the app crashes, your PC restarts, or internet drops. The OCO order protects you 24/7.</text:p>
      <text:p text:style-name="Body"/>
      <text:p text:style-name="Heading2">Trade Statistics</text:p>
      <text:p text:style-name="Body">Total trades · Open · Wins · Losses · Win rate · Avg win/loss · Best/worst trade · Profit Factor · Total P&amp;L · Equity curve chart</text:p>
      <text:p text:style-name="Body">Profit Factor above 1.5 = healthy edge.</text:p>
      <text:p text:style-name="Body"/>
      <text:p text:style-name="Heading1">7 — Live Trading</text:p>
      <text:p text:style-name="Warn">⚠ Always test on testnet first. Run for at least 1-2 weeks on testnet before switching to live.</text:p>
      <text:p text:style-name="Body"/>
      <text:p text:style-name="Heading2">Getting Live API Keys</text:p>
      <text:p text:style-name="Body">1. binance.com → Account → API Management → Create API</text:p>
      <text:p text:style-name="Body">2. Enable: Reading + Enable Spot &amp; Margin Trading only</text:p>
      <text:p text:style-name="Body">3. Restrict access to your IP address</text:p>
      <text:p text:style-name="Body">4. Never enable withdrawals</text:p>
      <text:p text:style-name="Body"/>
      <text:p text:style-name="Heading2">Switching to Live Mode</text:p>
      <text:p text:style-name="Body">1. Config tab → BINANCE API → enter live keys</text:p>
      <text:p text:style-name="Body">2. Click the green TESTNET button → confirm → turns red LIVE</text:p>
      <text:p text:style-name="Body">3. Click Test Connection → verify your real balance shows</text:p>
      <text:p text:style-name="Body">4. A red LIVE banner appears at the top of the window</text:p>
      <text:p text:style-name="Body">5. Review Trade Safety settings before first trade</text:p>
      <text:p text:style-name="Body"/>
      <text:p text:style-name="Heading1">8 — Trade Safety System  [NEW in v2.2]</text:p>
      <text:p text:style-name="Body">Before any trade executes, all enabled safety rules are checked. If any fail, a dialog explains why and asks if you want to override.</text:p>
      <text:p text:style-name="Body"/>
      <text:p text:style-name="Heading2">Why Signal Persistence Matters Most</text:p>
      <text:p text:style-name="Body">A coin can flash STRONG BUY for one scan due to a sudden price spike, then immediately drop back to NEUTRAL. Requiring the signal to hold for 2 consecutive scans (at least 60 seconds) eliminates 40-50% of false entries.</text:p>
      <text:p text:style-name="Body"/>
      <text:p text:style-name="Heading2">Rules Summary</text:p>
      <text:p text:style-name="Body">  Signal persistence (default: ON, 2 scans) — Most impactful — eliminates one-scan false signals</text:p>
      <text:p text:style-name="Body">  BTC trend check (default: ON, &gt;2% drop) — 80% of altcoins follow BTC down</text:p>
      <text:p text:style-name="Body">  Coin trend check (default: ON, &gt;5% drop in 24h) — Avoids downtrend entries</text:p>
      <text:p text:style-name="Body">  Max open trades (default: ON, max 3) — Prevents overexposure</text:p>
      <text:p text:style-name="Body">  Daily loss limit (default: ON, $100) — Circuit breaker — stops digging a deeper hole</text:p>
      <text:p text:style-name="Body"/>
      <text:p text:style-name="Note">💡 The daily loss counter resets automatically each day. Use the Reset Daily Loss button to reset manually.</text:p>
      <text:p text:style-name="Body"/>
      <text:p text:style-name="Heading1">9 — PRE-BREAKOUT Signal  [NEW in v2.2]</text:p>
      <text:p text:style-name="Body">PRE-BREAKOUT fires before a coin moves — not after. It detects coins quietly coiling before a price spike.</text:p>
      <text:p text:style-name="Body"/>
      <text:p text:style-name="Heading2">All 4 conditions must be true simultaneously</text:p>
      <text:list>
        <text:list-item>
          <text:p text:style-name="Body">BB Width &lt; 5% — Bollinger Bands squeezed tight (price coiling like a spring)</text:p>
        </text:list-item>
        <text:list-item>
          <text:p text:style-name="Body">Volume ≥ 1.5× average — unusual volume building quietly (smart money accumulating)</text:p>
        </text:list-item>
        <text:list-item>
          <text:p text:style-name="Body">RSI between 35-55 — recovering but not overbought (room to move up)</text:p>
        </text:list-item>
        <text:list-item>
          <text:p text:style-name="Body">Price in bottom 25% of BB range — sitting at support (primed for a bounce)</text:p>
        </text:list-item>
      </text:list>
      <text:p text:style-name="Body"/>
      <text:p text:style-name="Heading2">Where PRE-BREAKOUT appears</text:p>
      <text:list>
        <text:list-item>
          <text:p text:style-name="Body">Scanner table — orange badge, appears first above STRONG BUY</text:p>
        </text:list-item>
        <text:list-item>
          <text:p text:style-name="Body">Top Picks tab — ⚡ PRE-BREAKOUT section at the very top</text:p>
        </text:list-item>
        <text:list-item>
          <text:p text:style-name="Body">Alerts — can set Min Signal = PRE-BREAKOUT to alert on it</text:p>
        </text:list-item>
        <text:list-item>
          <text:p text:style-name="Body">Sound — distinct 3-tone ascending alert (different from BUY/SELL)</text:p>
        </text:list-item>
      </text:list>
      <text:p text:style-name="Body"/>
      <text:p text:style-name="Note">💡 Use the Signal Audit Log to compare PRE-BREAKOUT timings with actual price spikes and tune the thresholds over time.</text:p>
      <text:p text:style-name="Body"/>
      <text:p text:style-name="Heading1">10 — WebSocket Live Prices  [NEW in v2.2]</text:p>
      <text:p text:style-name="Body">After the first scan completes, the app connects to Binance WebSocket for real-time prices.</text:p>
      <text:p text:style-name="Body"/>
      <text:p text:style-name="Heading2">What WebSocket improves</text:p>
      <text:list>
        <text:list-item>
          <text:p text:style-name="Body">P&amp;L in Trades tab updates every 3 seconds instead of 3s + network round trip</text:p>
        </text:list-item>
        <text:list-item>
          <text:p text:style-name="Body">TP/SL detection fires in milliseconds instead of up to 3 seconds</text:p>
        </text:list-item>
        <text:list-item>
          <text:p text:style-name="Body">Zero API rate limit usage for price updates</text:p>
        </text:list-item>
        <text:list-item>
          <text:p text:style-name="Body">Auto-reconnects if connection drops</text:p>
        </text:list-item>
      </text:list>
      <text:p text:style-name="Body"/>
      <text:p text:style-name="Heading2">Connection URLs</text:p>
      <text:p text:style-name="Body">Live: wss://stream.binance.com:9443</text:p>
      <text:p text:style-name="Body">Testnet: wss://stream.testnet.binance.vision</text:p>
      <text:p text:style-name="Body"/>
      <text:p text:style-name="Heading2">Status Indicator</text:p>
      <text:p text:style-name="Body">The ⚡ WS label in the bottom-right status bar shows connection state:</text:p>
      <text:p text:style-name="Body">Green = connected, live prices flowing</text:p>
      <text:p text:style-name="Body">Yellow = disconnected, reconnecting</text:p>
      <text:p text:style-name="Body"/>
      <text:p text:style-name="Heading1">11 — Signal Audit Log  [NEW in v2.2]</text:p>
      <text:p text:style-name="Body">Every scan writes a full CSV log with all coins and their indicator values. Use it to analyse missed moves and improve settings.</text:p>
      <text:p text:style-name="Body"/>
      <text:p text:style-name="Heading2">What is logged (22 columns)</text:p>
      <text:p text:style-name="Body">timestamp, symbol, price, change_24h, signal, confidence, rsi, stoch_rsi, macd_hist, bb_pct, bb_width_pct, vol_ratio, vol_spike, adr_pct, pattern, long_score, short_score, potential, exp_move, trend_1h, alert_fired, safety_blocked, safety_reason</text:p>
      <text:p text:style-name="Body"/>
      <text:p text:style-name="Heading2">Key columns for analysis</text:p>
      <text:list>
        <text:list-item>
          <text:p text:style-name="Body">alert_fired — did the alert system fire for this coin this scan?</text:p>
        </text:list-item>
        <text:list-item>
          <text:p text:style-name="Body">safety_blocked — was a trade blocked by a safety rule?</text:p>
        </text:list-item>
        <text:list-item>
          <text:p text:style-name="Body">safety_reason — exactly which rule blocked it and why</text:p>
        </text:list-item>
        <text:list-item>
          <text:p text:style-name="Body">adr_pct — avg candle range % — low = flat coin not worth trading</text:p>
        </text:list-item>
      </text:list>
      <text:p text:style-name="Body"/>
      <text:p text:style-name="Heading2">File location</text:p>
      <text:p text:style-name="Body">Linux: ~/.config/CryptoScalper/logs/signal_log_YYYY-MM-DD.csv</text:p>
      <text:p text:style-name="Body">Windows: %APPDATA%\CryptoScalper\logs\signal_log_YYYY-MM-DD.csv</text:p>
      <text:p text:style-name="Body">macOS: ~/Library/Application Support/CryptoScalper/logs/signal_log_YYYY-MM-DD.csv</text:p>
      <text:p text:style-name="Body"/>
      <text:p text:style-name="Body">A new file is created each day. Files older than 7 days are deleted automatically.</text:p>
      <text:p text:style-name="Body"/>
      <text:p text:style-name="Heading2">How to open</text:p>
      <text:p text:style-name="Body">Config tab → Export Scan Results → 📋 Open Signal Log</text:p>
      <text:p text:style-name="Body">Opens today's file in LibreOffice Calc or Excel.</text:p>
      <text:p text:style-name="Body"/>
      <text:p text:style-name="Heading2">Using it to improve detection</text:p>
      <text:p text:style-name="Body">1. Find a missed move (e.g. CFG spiked 13% at 11am — no alert fired)</text:p>
      <text:p text:style-name="Body">2. Open the log and filter by symbol + time</text:p>
      <text:p text:style-name="Body">3. Check alert_fired and safety_blocked columns</text:p>
      <text:p text:style-name="Body">4. Identify which filter was too strict</text:p>
      <text:p text:style-name="Body">5. Adjust thresholds and monitor future scans</text:p>
      <text:p text:style-name="Body"/>
      <text:p text:style-name="Heading1">11b — Outcome Tracking  [NEW v2.4]</text:p>
      <text:p text:style-name="Body">After every alert fires, a background thread checks the price at 30 minutes, 1 hour, and 4 hours and writes results back to the signal log CSV.</text:p>
      <text:p text:style-name="Body"/>
      <text:p text:style-name="Heading2">What is recorded</text:p>
      <text:list>
        <text:list-item>
          <text:p text:style-name="Body">price_30m — price 30 minutes after alert</text:p>
        </text:list-item>
        <text:list-item>
          <text:p text:style-name="Body">pct_30m — % change from alert price to 30m price</text:p>
        </text:list-item>
        <text:list-item>
          <text:p text:style-name="Body">price_1h — price 1 hour after alert</text:p>
        </text:list-item>
        <text:list-item>
          <text:p text:style-name="Body">pct_1h — % change at 1 hour (used to determine outcome)</text:p>
        </text:list-item>
        <text:list-item>
          <text:p text:style-name="Body">price_4h — price 4 hours after alert</text:p>
        </text:list-item>
        <text:list-item>
          <text:p text:style-name="Body">pct_4h — % change at 4 hours</text:p>
        </text:list-item>
        <text:list-item>
          <text:p text:style-name="Body">outcome — WIN (&gt;= +3% in 1h) / LOSS (&lt;= -2% in 1h) / FLAT (between)</text:p>
        </text:list-item>
      </text:list>
      <text:p text:style-name="Body"/>
      <text:p text:style-name="Heading2">Outcome Analysis</text:p>
      <text:p text:style-name="Body">Config tab → Export Scan Results → 📊 Outcome Analysis</text:p>
      <text:p text:style-name="Body">Shows win rate, avg move, and per-symbol breakdown across all log files.</text:p>
      <text:p text:style-name="Body">After 2 weeks of data you will know which coins and conditions win most often.</text:p>
      <text:p text:style-name="Body"/>
      <text:p text:style-name="Note">💡 Keep the app running daily — OutcomeTracker needs at least 4 hours after alerts to record outcomes. Check Outcome Analysis after 2 weeks.</text:p>
      <text:p text:style-name="Body"/>
      <text:p text:style-name="Heading1">12 — How Scoring Works</text:p>
      <text:p text:style-name="Body">Every coin is scored independently for LONG and SHORT. Pure deterministic rules — no machine learning, no black box.</text:p>
      <text:p text:style-name="Body"/>
      <text:p text:style-name="Heading2">Indicator Scoring</text:p>
      <text:p text:style-name="Body">  RSI (14): LONG [&lt;25→+5 · &lt;30→+4 · &lt;35→+3 · &lt;40→+2 · &lt;45→+1] / SHORT [&gt;75→+5 · &gt;70→+4 · &gt;65→+3 · &gt;60→+2 · &gt;55→+1] / Max ±5</text:p>
      <text:p text:style-name="Body">  Stoch RSI: LONG [&lt;20→+2 · &lt;40→+1] / SHORT [&gt;80→+2 · &gt;60→+1] / Max ±2</text:p>
      <text:p text:style-name="Body">  MACD: LONG [Positive + rising→+3 · Positive stale→+1] / SHORT [Negative + falling→+3 · Negative stale→+1] / Max ±3</text:p>
      <text:p text:style-name="Body">  Bollinger Band: LONG [pos&lt;10%→+3 · &lt;25%→+2 · &lt;40%→+1] / SHORT [pos&gt;90%→+3 · &gt;75%→+2 · &gt;60%→+1] / Max ±3</text:p>
      <text:p text:style-name="Body">  Pattern: LONG [Bullish→+2 · Bearish→−1] / SHORT [Bearish→+2 · Bullish→−1] / Max ±2</text:p>
      <text:p text:style-name="Body">  24h Momentum: LONG [24h&lt;−10%→+1 (bounce)] / SHORT [24h&gt;15%→+2 · &gt;8%→+1] / Max ±2</text:p>
      <text:p text:style-name="Body"/>
      <text:p text:style-name="Heading2">Signal Thresholds</text:p>
      <text:p text:style-name="Body">  STRONG BUY: Long score ≥ 6 AND margin over Short ≥ 3</text:p>
      <text:p text:style-name="Body">  BUY: Long score ≥ 3 AND margin ≥ 2</text:p>
      <text:p text:style-name="Body">  PRE-BREAKOUT: BB squeeze + volume build + RSI 35-55 + price at support (separate logic)</text:p>
      <text:p text:style-name="Body">  STRONG SELL: Short score ≥ 6 AND margin over Long ≥ 3</text:p>
      <text:p text:style-name="Body">  SELL: Short score ≥ 3 AND margin ≥ 2</text:p>
      <text:p text:style-name="Body">  NEUTRAL: Neither side clears the threshold — skip this coin</text:p>
      <text:p text:style-name="Body"/>
      <text:p text:style-name="Note">💡 MACD freshness: A freshly rising MACD scores +3 (3× more than a stale +1). Eliminates signals based on old fading momentum.</text:p>
      <text:p text:style-name="Body"/>
      <text:p text:style-name="Heading1">13 — Full Workflow Example</text:p>
      <text:p text:style-name="Body">Complete end-to-end scalp trade from launch to exit.</text:p>
      <text:p text:style-name="Body"/>
      <text:p text:style-name="Body">Step 1: Configure filters</text:p>
      <text:p text:style-name="Body">  Config tab → Set Max Price $1, Min Volume $1M, SL% 3, TP% 5. Review Trade Safety rules. Apply Settings.</text:p>
      <text:p text:style-name="Body"/>
      <text:p text:style-name="Body">Step 2: Enable auto-scan</text:p>
      <text:p text:style-name="Body">  Alerts tab → Enable auto-scan, interval 30s, Min Signal = STRONG BUY, Min ADR 0.5%. Apply Alert Settings.</text:p>
      <text:p text:style-name="Body"/>
      <text:p text:style-name="Body">Step 3: WebSocket connects</text:p>
      <text:p text:style-name="Body">  After first scan, ⚡ WS turns green. Prices now update in real-time.</text:p>
      <text:p text:style-name="Body"/>
      <text:p text:style-name="Body">Step 4: Alert fires</text:p>
      <text:p text:style-name="Body">  Sound plays + desktop notification for STRONG BUY on COS.</text:p>
      <text:p text:style-name="Body"/>
      <text:p text:style-name="Body">Step 5: Safety checks pass</text:p>
      <text:p text:style-name="Body">  Signal held 2 scans, BTC not falling → right-click COS → BUY.</text:p>
      <text:p text:style-name="Body"/>
      <text:p text:style-name="Body">Step 6: Confirm trade</text:p>
      <text:p text:style-name="Body">  Dialog shows pre-filled entry/SL/TP. Confirm → BUY executes on Binance.</text:p>
      <text:p text:style-name="Body"/>
      <text:p text:style-name="Body">Step 7: OCO placed</text:p>
      <text:p text:style-name="Body">  OCO stop-loss placed automatically. Trade appears in Trades tab with live P&amp;L.</text:p>
      <text:p text:style-name="Body"/>
      <text:p text:style-name="Body">Step 8: TP hit</text:p>
      <text:p text:style-name="Body">  WebSocket detects price crossing TP. Market SELL placed in milliseconds. Trade closes as WIN.</text:p>
      <text:p text:style-name="Body"/>
      <text:p text:style-name="Body">Step 9: Review log</text:p>
      <text:p text:style-name="Body">  Config → Export → 📋 Open Signal Log. Analyse what indicators looked like before the move.</text:p>
      <text:p text:style-name="Body"/>
      <text:p text:style-name="Warn">⚠ Decision-support tool, not a trading bot. Always manage your own risk. Past signal quality does not guarantee future results.</text:p>
      <text:p text:style-name="Body"/>
      <text:p text:style-name="Heading1">14 — Keyboard &amp; Mouse Shortcuts</text:p>
      <text:p text:style-name="Body">  Double-click row (Scanner) → Open full detail popup</text:p>
      <text:p text:style-name="Body">  Right-click row (Scanner) → Context menu: BUY / Details / Binance / TradingView</text:p>
      <text:p text:style-name="Body">  Right-click row (Trades) → Close / Edit / Delete / Open on Binance</text:p>
      <text:p text:style-name="Body">  Click column header → Sort ascending; click again to reverse</text:p>
      <text:p text:style-name="Body">  Drag column edge → Resize column</text:p>
      <text:p text:style-name="Body">  Click balance label → Refresh USDT balance from Binance</text:p>
      <text:p text:style-name="Body">  ⚙ Cols button → Reset all column widths to auto</text:p>
      <text:p text:style-name="Body">  Mouse wheel (Top Picks) → Scroll through candidate cards</text:p>
      <text:p text:style-name="Body"/>
      <text:p text:style-name="Heading1">File Locations</text:p>
      <text:p text:style-name="Heading2">Runtime data directory</text:p>
      <text:p text:style-name="Body">Linux:   ~/.config/CryptoScalper/</text:p>
      <text:p text:style-name="Body">Windows: %APPDATA%\CryptoScalper\</text:p>
      <text:p text:style-name="Body">macOS:   ~/Library/Application Support/CryptoScalper/</text:p>
      <text:p text:style-name="Body"/>
      <text:p text:style-name="Heading2">Files</text:p>
      <text:p text:style-name="Body">  logs/trades.json — Trade journal — persists between sessions</text:p>
      <text:p text:style-name="Body">  logs/trade_log.txt — Full order audit trail</text:p>
      <text:p text:style-name="Body">  logs/signal_log_YYYY-MM-DD.csv — Daily scan signal log — 7 days kept</text:p>
      <text:p text:style-name="Body">  logs/crash.log — Crash reports if app crashes</text:p>
      <text:p text:style-name="Body"/>
      <text:p text:style-name="Subtitle">Crypto Scalp Scanner v2.4.0 · Binance Spot API + WebSocket · PyQt6 · Python 3.10+ · github.com/ZAKhan/crypto-scanne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text-properties fo:font-size="28pt" fo:font-weight="bold" fo:color="#00aacc"/>
      <style:paragraph-properties fo:text-align="center" fo:margin-bottom="0.3cm"/>
    </style:style>
    <style:style style:name="Subtitle" style:family="paragraph" style:display-name="Subtitle">
      <style:text-properties fo:font-size="13pt" fo:color="#333333"/>
      <style:paragraph-properties fo:text-align="center" fo:margin-bottom="0.5cm"/>
    </style:style>
    <style:style style:name="Heading1" style:family="paragraph" style:display-name="Heading1">
      <style:text-properties fo:font-size="18pt" fo:font-weight="bold" fo:color="#00d4ff"/>
      <style:paragraph-properties fo:margin-bottom="0.3cm" fo:margin-top="0.6cm"/>
    </style:style>
    <style:style style:name="Heading2" style:family="paragraph" style:display-name="Heading2">
      <style:text-properties fo:font-size="14pt" fo:font-weight="bold" fo:color="#000000"/>
      <style:paragraph-properties fo:margin-bottom="0.2cm" fo:margin-top="0.4cm"/>
    </style:style>
    <style:style style:name="Heading3" style:family="paragraph" style:display-name="Heading3">
      <style:text-properties fo:font-size="12pt" fo:font-weight="bold" fo:color="#cc8800"/>
      <style:paragraph-properties fo:margin-bottom="0.15cm" fo:margin-top="0.3cm"/>
    </style:style>
    <style:style style:name="Body" style:family="paragraph" style:display-name="Body">
      <style:text-properties fo:font-size="11pt" fo:color="#111111"/>
      <style:paragraph-properties fo:margin-bottom="0.2cm"/>
    </style:style>
    <style:style style:name="Code" style:family="paragraph" style:display-name="Code">
      <style:text-properties fo:font-size="10pt" fo:font-family="monospace" fo:color="#006600"/>
      <style:paragraph-properties fo:margin-bottom="0.1cm"/>
    </style:style>
    <style:style style:name="Note" style:family="paragraph" style:display-name="Note">
      <style:text-properties fo:font-size="10pt" fo:color="#006633" fo:font-weight="bold"/>
      <style:paragraph-properties fo:margin-bottom="0.2cm"/>
    </style:style>
    <style:style style:name="Warn" style:family="paragraph" style:display-name="Warn">
      <style:text-properties fo:font-size="10pt" fo:color="#cc0000" fo:font-weight="bold"/>
      <style:paragraph-properties fo:margin-bottom="0.2cm"/>
    </style:style>
    <style:style style:name="NewBadge" style:family="text" style:display-name="NewBadge">
      <style:text-properties fo:color="#ff9900" fo:font-weight="bold" fo:font-size="9pt"/>
    </style:style>
    <style:style style:name="Accent" style:family="text" style:display-name="Accent">
      <style:text-properties fo:color="#00d4ff" fo:font-weight="bold"/>
    </style:style>
    <style:style style:name="Green" style:family="text" style:display-name="Green">
      <style:text-properties fo:color="#00ff88" fo:font-weight="bold"/>
    </style:style>
    <style:style style:name="Red" style:family="text" style:display-name="Red">
      <style:text-properties fo:color="#ff3366" fo:font-weight="bold"/>
    </style:style>
    <style:style style:name="Orange" style:family="text" style:display-name="Orange">
      <style:text-properties fo:color="#ff9900" fo:font-weight="bold"/>
    </style:style>
    <style:style style:name="Dim" style:family="text" style:display-name="Dim">
      <style:text-properties fo:color="#4a5568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